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olBoran" svg:font-family="MoolBoran, sans-serif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26in" fo:margin-left="0in" table:align="left"/>
    </style:style>
    <style:style style:name="Table1.A" style:family="table-column">
      <style:table-column-properties style:column-width="0.3389in"/>
    </style:style>
    <style:style style:name="Table1.B" style:family="table-column">
      <style:table-column-properties style:column-width="6.5938in"/>
    </style:style>
    <style:style style:name="Table1.A1" style:family="table-cell">
      <style:table-cell-properties fo:padding="0in" fo:border="none"/>
    </style:style>
    <style:style style:name="Table1.6" style:family="table-row">
      <style:table-row-properties style:min-row-height="0.1833in"/>
    </style:style>
    <style:style style:name="P1" style:family="paragraph" style:parent-style-name="Text_20_body" style:master-page-name="HTML">
      <style:paragraph-properties fo:margin-top="0in" fo:margin-bottom="0in" loext:contextual-spacing="false" fo:line-height="100%" fo:text-align="center" style:justify-single-word="false" style:page-number="auto"/>
      <style:text-properties style:font-name="MoolBoran" fo:font-size="26pt" fo:language="en" fo:country="US" fo:font-weight="bold"/>
    </style:style>
    <style:style style:name="P2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MoolBoran" fo:font-size="18pt"/>
    </style:style>
    <style:style style:name="P4" style:family="paragraph" style:parent-style-name="Table_20_Contents">
      <style:paragraph-properties fo:text-align="start" style:justify-single-word="false"/>
      <style:text-properties style:font-name="MoolBoran" fo:font-size="18pt" fo:language="en" fo:country="US"/>
    </style:style>
    <style:style style:name="P5" style:family="paragraph" style:parent-style-name="Table_20_Contents">
      <style:paragraph-properties fo:text-align="justify" style:justify-single-word="false"/>
      <style:text-properties style:font-name="MoolBoran" fo:font-size="18pt" fo:language="en" fo:country="US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UBT BOARD INSTALLATION MANUAL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4">This is your Digifant ECU, I tested at least three versions: DM, CP and B (purple one)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1" draw:name="Obraz1" text:anchor-type="paragraph" svg:width="4.9665in" svg:height="3.7272in" draw:z-index="0"><draw:image xlink:href="../Board%20Installation_html_92d1523d9f4d9895.jpg" xlink:type="simple" xlink:show="embed" xlink:actuate="onLoad" loext:mime-type="image/jpeg"/></draw:frame></text:p>
            <text:p text:style-name="P7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ext:soft-page-break/>
        <table:table-row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4">After opening the ECU you should see white plastic sheet and under it metal cover. If there is no metal cover you are not the first one who opens it :D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1" draw:name="Obraz2" text:anchor-type="paragraph" svg:width="4.9665in" svg:height="3.7272in" draw:z-index="1"><draw:image xlink:href="../Board%20Installation_html_f3697630fab8858b.jpg" xlink:type="simple" xlink:show="embed" xlink:actuate="onLoad" loext:mime-type="image/jpeg"/></draw:frame></text:p>
          </table:table-cell>
        </table:table-row>
        <table:table-row table:style-name="Table1.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ext:soft-page-break/>
        <table:table-row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5">There should be screws on top of metal cover and on PCB as well, unscrew all of them and open it like below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1" draw:name="Obraz3" text:anchor-type="paragraph" svg:width="4.9665in" svg:height="4.3638in" draw:z-index="2"><draw:image xlink:href="../Board%20Installation_html_b5eca10cb9ca6f0e.jpg" xlink:type="simple" xlink:show="embed" xlink:actuate="onLoad" loext:mime-type="image/jpeg"/></draw:frame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ext:soft-page-break/>
        <table:table-row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4">Remove the metal cover, there should be Motorola microntroller and EEPROM chip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1" draw:name="Obraz4" text:anchor-type="paragraph" svg:width="4.9665in" svg:height="4.4709in" draw:z-index="3"><draw:image xlink:href="../Board%20Installation_html_582af989a7c2ec47.jpg" xlink:type="simple" xlink:show="embed" xlink:actuate="onLoad" loext:mime-type="image/jpeg"/></draw:frame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4">Remove the chip carefully with some flat small knife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1" draw:name="Obraz5" text:anchor-type="paragraph" svg:width="4.9665in" svg:height="3.7272in" draw:z-index="4"><draw:image xlink:href="../Board%20Installation_html_4c37e6438a37a66a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1" draw:name="Obraz6" text:anchor-type="paragraph" svg:width="4.9665in" svg:height="3.7272in" draw:z-index="5"><draw:image xlink:href="../Board%20Installation_html_a969709abb17aab.jpg" xlink:type="simple" xlink:show="embed" xlink:actuate="onLoad" loext:mime-type="image/jpeg"/></draw:frame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4">Locate C68 capacitor on the board, you need to connect RX0 pad of EMUBT board with it like on the picture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1" draw:name="Obraz7" text:anchor-type="paragraph" svg:width="4.9665in" svg:height="4.5291in" draw:z-index="6"><draw:image xlink:href="../Board%20Installation_html_984fccedd33f2116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4">Install the board in EEPROM socket, it will fit only in one position, check the picture below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1" draw:name="Obraz8" text:anchor-type="paragraph" svg:width="4.9665in" svg:height="3.7272in" draw:z-index="7"><draw:image xlink:href="../Board%20Installation_html_15b3942f928f0572.jpg" xlink:type="simple" xlink:show="embed" xlink:actuate="onLoad" loext:mime-type="image/jpeg"/></draw:frame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4">Close the ECU, everything should fit nice :D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1" draw:name="Obraz9" text:anchor-type="paragraph" svg:width="4.9665in" svg:height="3.7272in" draw:z-index="8"><draw:image xlink:href="../Board%20Installation_html_74eadd4006e2feb2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1" draw:name="Obraz10" text:anchor-type="paragraph" svg:width="4.9665in" svg:height="5.3555in" draw:z-index="9"><draw:image xlink:href="../Board%20Installation_html_40810940366c03c.jpg" xlink:type="simple" xlink:show="embed" xlink:actuate="onLoad" loext:mime-type="image/jpeg"/></draw:frame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1" draw:name="Obraz11" text:anchor-type="paragraph" svg:width="4.9665in" svg:height="3.7272in" draw:z-index="10"><draw:image xlink:href="../Board%20Installation_html_2a0526a1711f624a.jpg" xlink:type="simple" xlink:show="embed" xlink:actuate="onLoad" loext:mime-type="image/jpeg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olBoran" svg:font-family="MoolBoran, sans-serif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0984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margin-top="0in" fo:margin-bottom="0.0984in" loext:contextual-spacing="false" fo:line-height="115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l m</meta:initial-creator>
    <meta:creation-date>2019-08-18T17:09:05.799000000</meta:creation-date>
    <dc:date>2019-08-18T18:56:35.485562843</dc:date>
    <meta:editing-duration>PT3M9S</meta:editing-duration>
    <meta:editing-cycles>2</meta:editing-cycles>
    <meta:generator>LibreOffice/6.0.7.3$Linux_X86_64 LibreOffice_project/00m0$Build-3</meta:generator>
    <meta:document-statistic meta:table-count="1" meta:image-count="11" meta:object-count="0" meta:page-count="7" meta:paragraph-count="17" meta:word-count="150" meta:character-count="755" meta:non-whitespace-character-count="622"/>
  </office:meta>
</office:document-meta>
</file>